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draw:stroke-dash="Fine_20_Dashed" svg:stroke-color="#2e3440" draw:fill="solid" draw:fill-color="#d8dee9" draw:opacity="25%" draw:textarea-horizontal-align="justify" draw:textarea-vertical-align="middle" draw:auto-grow-height="false" fo:min-height="0.75cm" fo:min-width="21.5cm"/>
      <style:paragraph-properties style:writing-mode="lr-tb"/>
    </style:style>
    <style:style style:name="gr2" style:family="graphic" style:parent-style-name="standard">
      <style:graphic-properties draw:stroke="solid" draw:stroke-dash="Double_20_Dash" svg:stroke-color="#2e3440" draw:fill="solid" draw:fill-color="#d8dee9" draw:textarea-horizontal-align="justify" draw:textarea-vertical-align="top" draw:auto-grow-height="false" fo:min-height="11.25cm" fo:min-width="2.5cm"/>
      <style:paragraph-properties style:writing-mode="lr-tb"/>
    </style:style>
    <style:style style:name="gr3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0.75cm" fo:min-width="9cm"/>
      <style:paragraph-properties style:writing-mode="lr-tb"/>
    </style:style>
    <style:style style:name="gr4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0.75cm" fo:min-width="9cm"/>
      <style:paragraph-properties style:writing-mode="lr-tb"/>
    </style:style>
    <style:style style:name="gr5" style:family="graphic" style:parent-style-name="standard">
      <style:graphic-properties draw:stroke="solid" draw:stroke-dash="Double_20_Dash" svg:stroke-color="#2e3440" draw:fill="solid" draw:fill-color="#d8dee9" draw:textarea-horizontal-align="justify" draw:textarea-vertical-align="top" draw:auto-grow-height="false" fo:min-height="9.25cm" fo:min-width="21.5cm"/>
      <style:paragraph-properties style:writing-mode="lr-tb"/>
    </style:style>
    <style:style style:name="gr6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20.5cm"/>
      <style:paragraph-properties style:writing-mode="lr-tb"/>
    </style:style>
    <style:style style:name="gr7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10cm"/>
      <style:paragraph-properties style:writing-mode="lr-tb"/>
    </style:style>
    <style:style style:name="gr8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20.5cm"/>
      <style:paragraph-properties style:writing-mode="lr-tb"/>
    </style:style>
    <style:style style:name="gr9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10cm"/>
      <style:paragraph-properties style:writing-mode="lr-tb"/>
    </style:style>
    <style:style style:name="gr10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6.5cm"/>
      <style:paragraph-properties style:writing-mode="lr-tb"/>
    </style:style>
    <style:style style:name="gr11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6.5cm"/>
      <style:paragraph-properties style:writing-mode="lr-tb"/>
    </style:style>
    <style:style style:name="gr12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6.5cm"/>
      <style:paragraph-properties style:writing-mode="lr-tb"/>
    </style:style>
    <style:style style:name="gr13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0.75cm" fo:min-width="9cm"/>
      <style:paragraph-properties style:writing-mode="lr-tb"/>
    </style:style>
    <style:style style:name="gr14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0.75cm" fo:min-width="9cm"/>
      <style:paragraph-properties style:writing-mode="lr-tb"/>
    </style:style>
    <style:style style:name="gr15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20.5cm"/>
      <style:paragraph-properties style:writing-mode="lr-tb"/>
    </style:style>
    <style:style style:name="gr16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6.5cm"/>
      <style:paragraph-properties style:writing-mode="lr-tb"/>
    </style:style>
    <style:style style:name="gr17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6.5cm"/>
      <style:paragraph-properties style:writing-mode="lr-tb"/>
    </style:style>
    <style:style style:name="gr18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6.5cm"/>
      <style:paragraph-properties style:writing-mode="lr-tb"/>
    </style:style>
    <style:style style:name="gr19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0.75cm" fo:min-width="9cm"/>
      <style:paragraph-properties style:writing-mode="lr-tb"/>
    </style:style>
    <style:style style:name="gr20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0.75cm" fo:min-width="9cm"/>
      <style:paragraph-properties style:writing-mode="lr-tb"/>
    </style:style>
    <style:style style:name="gr21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6.5cm"/>
      <style:paragraph-properties style:writing-mode="lr-tb"/>
    </style:style>
    <style:style style:name="gr22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6.5cm"/>
      <style:paragraph-properties style:writing-mode="lr-tb"/>
    </style:style>
    <style:style style:name="gr23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6.5cm"/>
      <style:paragraph-properties style:writing-mode="lr-tb"/>
    </style:style>
    <style:style style:name="gr24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6.5cm"/>
      <style:paragraph-properties style:writing-mode="lr-tb"/>
    </style:style>
    <style:style style:name="gr25" style:family="graphic" style:parent-style-name="standard" style:list-style-name="L1">
      <style:graphic-properties draw:stroke="dash" draw:stroke-dash="Fine_20_Dashed" svg:stroke-color="#2e3440" draw:fill-color="#eceff4" draw:opacity="50%" draw:textarea-horizontal-align="justify" draw:textarea-vertical-align="middle" draw:auto-grow-height="false" fo:min-height="1.75cm" fo:min-width="6.5cm"/>
      <style:paragraph-properties style:writing-mode="lr-tb"/>
    </style:style>
    <style:style style:name="gr26" style:family="graphic" style:parent-style-name="standard" style:list-style-name="L1">
      <style:graphic-properties draw:stroke="dash" draw:stroke-dash="Fine_20_Dashed" svg:stroke-color="#2e3440" draw:fill-color="#eceff4" draw:opacity="50%" draw:textarea-horizontal-align="justify" draw:textarea-vertical-align="middle" draw:auto-grow-height="false" fo:min-height="1.75cm" fo:min-width="6.5cm"/>
      <style:paragraph-properties style:writing-mode="lr-tb"/>
    </style:style>
    <style:style style:name="gr27" style:family="graphic" style:parent-style-name="standard" style:list-style-name="L1">
      <style:graphic-properties draw:stroke="dash" draw:stroke-dash="Fine_20_Dashed" svg:stroke-color="#2e3440" draw:fill-color="#eceff4" draw:opacity="50%" draw:textarea-horizontal-align="justify" draw:textarea-vertical-align="middle" draw:auto-grow-height="false" fo:min-height="1.75cm" fo:min-width="6.5cm"/>
      <style:paragraph-properties style:writing-mode="lr-tb"/>
    </style:style>
    <style:style style:name="gr28" style:family="graphic" style:parent-style-name="standard" style:list-style-name="L1">
      <style:graphic-properties draw:stroke="dash" draw:stroke-dash="Fine_20_Dashed" svg:stroke-color="#2e3440" draw:fill-color="#eceff4" draw:opacity="50%" draw:textarea-horizontal-align="justify" draw:textarea-vertical-align="middle" draw:auto-grow-height="false" fo:min-height="1.75cm" fo:min-width="6.5cm"/>
      <style:paragraph-properties style:writing-mode="lr-tb"/>
    </style:style>
    <style:style style:name="gr29" style:family="graphic" style:parent-style-name="standard" style:list-style-name="L1">
      <style:graphic-properties draw:stroke="dash" draw:stroke-dash="Fine_20_Dashed" svg:stroke-color="#2e3440" draw:fill-color="#eceff4" draw:opacity="50%" draw:textarea-horizontal-align="justify" draw:textarea-vertical-align="middle" draw:auto-grow-height="false" fo:min-height="1.75cm" fo:min-width="6.5cm"/>
      <style:paragraph-properties style:writing-mode="lr-tb"/>
    </style:style>
    <style:style style:name="gr30" style:family="graphic" style:parent-style-name="standard" style:list-style-name="L1">
      <style:graphic-properties draw:stroke="dash" draw:stroke-dash="Fine_20_Dashed" svg:stroke-color="#2e3440" draw:fill-color="#eceff4" draw:opacity="50%" draw:textarea-horizontal-align="justify" draw:textarea-vertical-align="middle" draw:auto-grow-height="false" fo:min-height="1.75cm" fo:min-width="6.5cm"/>
      <style:paragraph-properties style:writing-mode="lr-tb"/>
    </style:style>
    <style:style style:name="gr31" style:family="graphic" style:parent-style-name="standard" style:list-style-name="L1">
      <style:graphic-properties draw:stroke="dash" draw:stroke-dash="Fine_20_Dashed" svg:stroke-color="#2e3440" draw:fill-color="#eceff4" draw:opacity="50%" draw:textarea-horizontal-align="justify" draw:textarea-vertical-align="middle" draw:auto-grow-height="false" fo:min-height="1.75cm" fo:min-width="6.5cm"/>
      <style:paragraph-properties style:writing-mode="lr-tb"/>
    </style:style>
    <style:style style:name="gr32" style:family="graphic" style:parent-style-name="standard" style:list-style-name="L1">
      <style:graphic-properties draw:stroke="dash" draw:stroke-dash="Fine_20_Dashed" svg:stroke-color="#2e3440" draw:fill-color="#eceff4" draw:opacity="50%" draw:textarea-horizontal-align="justify" draw:textarea-vertical-align="middle" draw:auto-grow-height="false" fo:min-height="1.75cm" fo:min-width="6.5cm"/>
      <style:paragraph-properties style:writing-mode="lr-tb"/>
    </style:style>
    <style:style style:name="P1" style:family="paragraph">
      <style:paragraph-properties fo:text-align="center" style:writing-mode="lr-tb"/>
      <style:text-properties fo:color="#787d8c" fo:font-size="18pt"/>
    </style:style>
    <style:style style:name="P2" style:family="paragraph">
      <loext:graphic-properties draw:fill="solid" draw:fill-color="#d8dee9" draw:opacity="25%"/>
      <style:paragraph-properties fo:text-align="center" style:writing-mode="lr-tb"/>
      <style:text-properties fo:color="#787d8c" fo:font-size="18pt"/>
    </style:style>
    <style:style style:name="P3" style:family="paragraph">
      <style:paragraph-properties fo:text-align="center" style:writing-mode="lr-tb"/>
      <style:text-properties fo:color="#2e3440" fo:font-size="18pt"/>
    </style:style>
    <style:style style:name="P4" style:family="paragraph">
      <loext:graphic-properties draw:fill="solid" draw:fill-color="#d8dee9"/>
      <style:paragraph-properties fo:text-align="center" style:writing-mode="lr-tb"/>
      <style:text-properties fo:color="#2e3440"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e3440" fo:font-size="18pt"/>
    </style:style>
    <style:style style:name="P6" style:family="paragraph">
      <loext:graphic-properties draw:fill-color="#eceff4"/>
      <style:paragraph-properties fo:margin-left="0cm" fo:margin-right="0cm" fo:margin-top="0cm" fo:margin-bottom="0cm" fo:line-height="100%" fo:text-align="center" fo:text-indent="0cm" style:writing-mode="lr-tb"/>
      <style:text-properties fo:color="#2e3440"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7a8599" fo:font-size="18pt"/>
    </style:style>
    <style:style style:name="P8" style:family="paragraph">
      <loext:graphic-properties draw:fill-color="#eceff4" draw:opacity="50%"/>
      <style:paragraph-properties fo:margin-left="0cm" fo:margin-right="0cm" fo:margin-top="0cm" fo:margin-bottom="0cm" fo:line-height="100%" fo:text-align="center" fo:text-indent="0cm" style:writing-mode="lr-tb"/>
      <style:text-properties fo:color="#7a8599" fo:font-size="18pt"/>
    </style:style>
    <style:style style:name="T1" style:family="text">
      <style:text-properties fo:color="#787d8c" fo:font-size="18pt"/>
    </style:style>
    <style:style style:name="T2" style:family="text">
      <style:text-properties fo:color="#2e3440" fo:font-size="18pt"/>
    </style:style>
    <style:style style:name="T3" style:family="text">
      <style:text-properties fo:font-variant="normal" fo:text-transform="none" fo:color="#2e344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4c566a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a85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a8599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cm" svg:height="1cm" svg:x="3.5cm" svg:y="1.5cm">
          <text:p text:style-name="P1"><text:span text:style-name="T1">Decentralized N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2cm" svg:height="1cm" svg:x="3.5cm" svg:y="0.5cm">
          <text:p text:style-name="P1"><text:span text:style-name="T1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1.5cm" svg:x="0.5cm" svg:y="0.5cm">
          <text:p text:style-name="P3"><text:span text:style-name="T2">Pract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9.5cm" svg:height="1cm" draw:transform="rotate (1.5707963267949) translate (1cm 11.5cm)">
          <text:p text:style-name="P5"><text:span text:style-name="T3">Infrastructure As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9.5cm" svg:height="1cm" draw:transform="rotate (1.5707963267949) translate (2cm 11.5cm)">
          <text:p text:style-name="P5"><text:span text:style-name="T3">Security Harde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2cm" svg:height="9.5cm" svg:x="3.5cm" svg:y="2.5cm">
          <text:p text:style-name="P3"><text:span text:style-name="T2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1cm" svg:height="2cm" svg:x="4cm" svg:y="7.5cm">
          <text:p text:style-name="P5"><text:span text:style-name="T3">Container Orchestration</text:span></text:p>
          <text:p text:style-name="P5"><text:span text:style-name="T4">[Kubernetes &amp; k3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0.5cm" svg:height="2cm" svg:x="4cm" svg:y="5.5cm">
          <text:p text:style-name="P5"><text:span text:style-name="T3">Reverse Proxy</text:span></text:p>
          <text:p text:style-name="P5"><text:span text:style-name="T4">[Traefi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1cm" svg:height="2cm" svg:x="4cm" svg:y="9.5cm">
          <text:p text:style-name="P5"><text:span text:style-name="T3">High Availability</text:span></text:p>
          <text:p text:style-name="P5"><text:span text:style-name="T4">[Keepalived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0.5cm" svg:height="2cm" svg:x="14.5cm" svg:y="5.5cm">
          <text:p text:style-name="P5"><text:span text:style-name="T3">Distributed Storage</text:span></text:p>
          <text:p text:style-name="P5"><text:span text:style-name="T4">[Longhorn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7cm" svg:height="2cm" svg:x="4cm" svg:y="3.5cm">
          <text:p text:style-name="P5"><text:span text:style-name="T3">Backup And Restore</text:span></text:p>
          <text:p text:style-name="P5"><text:span text:style-name="T4">[Longhorn, Duplicity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7cm" svg:height="2cm" svg:x="11cm" svg:y="3.5cm">
          <text:p text:style-name="P5"><text:span text:style-name="T3">Cluster Management</text:span></text:p>
          <text:p text:style-name="P5"><text:span text:style-name="T4">[Portainer, Kubernetes Dashboard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7cm" svg:height="2cm" svg:x="18cm" svg:y="3.5cm">
          <text:p text:style-name="P5"><text:span text:style-name="T3">Observability</text:span><text:span text:style-name="T3"><text:line-break/></text:span><text:span text:style-name="T4">[Prometheus &amp; Grafana]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22cm" svg:height="1cm" svg:x="3.5cm" svg:y="0.5cm">
          <text:p text:style-name="P1"><text:span text:style-name="T1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2cm" svg:height="1cm" svg:x="3.5cm" svg:y="11cm">
          <text:p text:style-name="P1"><text:span text:style-name="T1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1.5cm" svg:x="0.5cm" svg:y="0.5cm">
          <text:p text:style-name="P3"><text:span text:style-name="T2">Pract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9.5cm" svg:height="1cm" draw:transform="rotate (1.5707963267949) translate (1cm 11.5cm)">
          <text:p text:style-name="P5"><text:span text:style-name="T3">Infrastructure As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9.5cm" svg:height="1cm" draw:transform="rotate (1.5707963267949) translate (2cm 11.5cm)">
          <text:p text:style-name="P5"><text:span text:style-name="T3">Security Harde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2cm" svg:height="9.5cm" svg:x="3.5cm" svg:y="1.5cm">
          <text:p text:style-name="P3"><text:span text:style-name="T2">Decentralized N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21cm" svg:height="2cm" svg:x="4cm" svg:y="4.5cm">
          <text:p text:style-name="P5"><text:span text:style-name="T3">External Storage</text:span></text:p>
          <text:p text:style-name="P5"><text:span text:style-name="T4">[USD Drive, SD-Card, ...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7cm" svg:height="2cm" svg:x="4cm" svg:y="2.5cm">
          <text:p text:style-name="P5"><text:span text:style-name="T3">Share over CIFS</text:span></text:p>
          <text:p text:style-name="P5"><text:span text:style-name="T4">[Samba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cm" svg:height="2cm" svg:x="11cm" svg:y="2.5cm">
          <text:p text:style-name="P5"><text:span text:style-name="T3">Share over NFS</text:span></text:p>
          <text:p text:style-name="P5"><text:span text:style-name="T4">[NFS Server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7cm" svg:height="2cm" svg:x="18cm" svg:y="2.5cm">
          <text:p text:style-name="P5"><text:span text:style-name="T3">Replication over P2P</text:span></text:p>
          <text:p text:style-name="P5"><text:span text:style-name="T4">[Syncthing]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draw:layer="layout" svg:width="22cm" svg:height="1cm" svg:x="3.5cm" svg:y="10cm">
          <text:p text:style-name="P1"><text:span text:style-name="T1">Decentralized N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2cm" svg:height="1cm" svg:x="3.5cm" svg:y="11cm">
          <text:p text:style-name="P1"><text:span text:style-name="T1">Plat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1.5cm" svg:x="0.5cm" svg:y="0.5cm">
          <text:p text:style-name="P3"><text:span text:style-name="T2">Pract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9.5cm" svg:height="1cm" draw:transform="rotate (1.5707963267949) translate (1cm 11.5cm)">
          <text:p text:style-name="P5"><text:span text:style-name="T3">Infrastructure As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9.5cm" svg:height="1cm" draw:transform="rotate (1.5707963267949) translate (2cm 11.5cm)">
          <text:p text:style-name="P5"><text:span text:style-name="T3">Security Harde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2cm" svg:height="9.5cm" svg:x="3.5cm" svg:y="0.5cm">
          <text:p text:style-name="P3"><text:span text:style-name="T2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7cm" svg:height="2cm" svg:x="4cm" svg:y="1.5cm">
          <text:p text:style-name="P5"><text:span text:style-name="T3">Contacts Management</text:span></text:p>
          <text:p text:style-name="P5"><text:span text:style-name="T4">[Nextcloud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7cm" svg:height="2cm" svg:x="4cm" svg:y="3.5cm">
          <text:p text:style-name="P5"><text:span text:style-name="T3">Calendars Management</text:span></text:p>
          <text:p text:style-name="P5"><text:span text:style-name="T4">[Nextcloud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draw:layer="layout" svg:width="7cm" svg:height="2cm" svg:x="4cm" svg:y="5.5cm">
          <text:p text:style-name="P5"><text:span text:style-name="T3">Files Synchronization</text:span></text:p>
          <text:p text:style-name="P5"><text:span text:style-name="T4">[Nextcloud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7cm" svg:height="2cm" svg:x="4cm" svg:y="7.5cm">
          <text:p text:style-name="P5"><text:span text:style-name="T3">Files Sharing</text:span></text:p>
          <text:p text:style-name="P5"><text:span text:style-name="T4">[Nextcloud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7cm" svg:height="2cm" svg:x="11cm" svg:y="1.5cm">
          <text:p text:style-name="P7"><text:span text:style-name="T5">Online Library</text:span></text:p>
          <text:p text:style-name="P7"><text:span text:style-name="T6">[Calibreweb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7cm" svg:height="2cm" svg:x="18cm" svg:y="1.5cm">
          <text:p text:style-name="P7"><text:span text:style-name="T5">Contacts Management</text:span></text:p>
          <text:p text:style-name="P7"><text:span text:style-name="T6">[Calibreweb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7cm" svg:height="2cm" svg:x="11cm" svg:y="3.5cm">
          <text:p text:style-name="P7"><text:span text:style-name="T5">Online Galery</text:span></text:p>
          <text:p text:style-name="P7"><text:span text:style-name="T6">[Piwigo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7cm" svg:height="2cm" svg:x="18cm" svg:y="3.5cm">
          <text:p text:style-name="P7"><text:span text:style-name="T5">Streaming Platform</text:span></text:p>
          <text:p text:style-name="P7"><text:span text:style-name="T6">[PeerTub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7cm" svg:height="2cm" svg:x="11cm" svg:y="5.5cm">
          <text:p text:style-name="P7"><text:span text:style-name="T5">To-do Management</text:span></text:p>
          <text:p text:style-name="P7"><text:span text:style-name="T6">[Wekan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7cm" svg:height="2cm" svg:x="18cm" svg:y="5.5cm">
          <text:p text:style-name="P7"><text:span text:style-name="T5">Git Repository</text:span></text:p>
          <text:p text:style-name="P7"><text:span text:style-name="T6">[Gitea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8" draw:layer="layout" svg:width="7cm" svg:height="2cm" svg:x="11cm" svg:y="7.5cm">
          <text:p text:style-name="P7"><text:span text:style-name="T5">Image sharging</text:span></text:p>
          <text:p text:style-name="P7"><text:span text:style-name="T6">[Pixelfed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7cm" svg:height="2cm" svg:x="18cm" svg:y="7.5cm">
          <text:p text:style-name="P7"><text:span text:style-name="T5">..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9:39:14.903076633</meta:creation-date>
    <dc:date>2021-10-28T16:57:10.777120579</dc:date>
    <meta:editing-duration>PT2H6M54S</meta:editing-duration>
    <meta:editing-cycles>26</meta:editing-cycles>
    <meta:generator>LibreOffice/6.4.7.2$Linux_X86_64 LibreOffice_project/40$Build-2</meta:generator>
    <meta:document-statistic meta:object-count="41"/>
  </office:meta>
</office:document-meta>
</file>